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57.63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6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uk" number:country="UA">
      <number:number number:min-integer-digits="1"/>
    </number:number-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10100">
      <style:table-cell-properties style:text-align-source="fix" style:repeat-content="false" style:rotation-angle="90" style:vertical-align="middle"/>
      <style:paragraph-properties fo:text-align="center"/>
      <style:text-properties style:font-name="FreeSans" fo:font-size="11pt"/>
    </style:style>
    <style:style style:name="ce4" style:family="table-cell" style:parent-style-name="Default" style:data-style-name="N10100">
      <style:text-properties fo:font-weight="normal" style:font-weight-asian="normal" style:font-weight-complex="normal"/>
    </style:style>
    <style:style style:name="ce5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/>
    </style:style>
    <style:style style:name="ce7" style:family="table-cell" style:parent-style-name="Default" style:data-style-name="N10100">
      <style:table-cell-properties style:text-align-source="fix" style:repeat-content="false" fo:border="none" fo:padding="1.01mm"/>
      <style:paragraph-properties fo:text-align="start"/>
      <style:text-properties style:font-name="FreeSans" fo:font-size="11pt" fo:font-weight="normal" style:font-weight-asian="normal" style:font-weight-complex="normal"/>
    </style:style>
    <style:style style:name="ce20" style:family="table-cell" style:parent-style-name="Default" style:data-style-name="N10100">
      <style:table-cell-properties style:text-align-source="fix" style:repeat-content="false"/>
      <style:paragraph-properties fo:text-align="start"/>
      <style:text-properties style:font-name="FreeSans" fo:font-size="11pt"/>
    </style:style>
    <style:style style:name="ce9" style:family="table-cell" style:parent-style-name="Default" style:data-style-name="N10100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0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1" style:family="table-cell" style:parent-style-name="Default" style:data-style-name="N10002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107">
      <style:table-cell-properties style:text-align-source="fix" style:repeat-content="false" fo:border="none" fo:padding="1.01mm"/>
      <style:paragraph-properties fo:text-align="center"/>
      <style:text-properties style:font-name="FreeSans" fo:font-size="11pt" fo:font-weight="normal" style:font-weight-asian="normal" style:font-weight-complex="normal"/>
    </style:style>
    <style:style style:name="ce13" style:family="table-cell" style:parent-style-name="Default" style:data-style-name="N10001">
      <style:table-cell-properties style:text-align-source="fix" style:repeat-content="false" fo:border="none" fo:padding="1.01mm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000">
      <style:text-properties style:font-name="FreeSans" fo:font-size="11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56.51mm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8.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FreeSans1" fo:font-size="11pt" style:font-size-asian="11pt" style:font-size-complex="11pt"/>
    </style:style>
    <style:style style:name="T2" style:family="text">
      <style:text-properties style:text-outline="false" style:text-line-through-style="none" style:text-line-through-type="none" style:font-name="FreeSans1" fo:font-size="8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Шифер" table:style-name="ta1">
        <table:shapes>
          <draw:frame draw:z-index="0" draw:style-name="gr1" draw:text-style-name="P1" svg:width="112.85mm" svg:height="56.51mm" svg:x="168.64mm" svg:y="5.96mm">
            <draw:text-box>
              <text:p><text:span text:style-name="T1">Як побудувати каркас 4-скатного даху: </text:span><text:span text:style-name="T1"><text:a xlink:href="https://www.youtube.com/watch?v=4hZcaitq0Og" xlink:type="simple">https://www.youtube.com/watch?v=4hZcaitq0Og</text:a></text:span></text:p>
            </draw:text-box>
          </draw:frame>
          <draw:frame draw:z-index="3" draw:style-name="gr2" draw:text-style-name="P2" svg:width="2mm" svg:height="4.74mm" svg:x="114.49mm" svg:y="74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Вихідні данні</text:p>
          </table:table-cell>
          <table:covered-table-cell table:number-columns-repeated="2" table:style-name="ce9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4">
            <text:p>Будинок</text:p>
          </table:table-cell>
          <table:table-cell table:style-name="ce6" office:value-type="string" calcext:value-type="string">
            <text:p>Ширина будинку, м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Довжина будинку, м</text:p>
          </table:table-cell>
          <table:table-cell table:style-name="ce10" office:value-type="float" office:value="10.5" calcext:value-type="float">
            <text:p>10,5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covered-table-cell/>
          <table:table-cell table:style-name="ce6" office:value-type="string" calcext:value-type="string">
            <text:p>Виступ даху за стіни, м</text:p>
          </table:table-cell>
          <table:table-cell table:style-name="ce11" office:value-type="float" office:value="0.8" calcext:value-type="float">
            <text:p>0,80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Висота даху, м</text:p>
          </table:table-cell>
          <table:table-cell table:style-name="ce11" office:value-type="float" office:value="3.3" calcext:value-type="float">
            <office:annotation office:display="true" draw:style-name="gr3" draw:text-style-name="P4" svg:width="40.77mm" svg:height="11.31mm" svg:x="95.94mm" svg:y="14.51mm" draw:caption-point-x="-7.66mm" draw:caption-point-y="10.28mm">
              <dc:creator>ВЄ</dc:creator>
              <dc:date>2023-02-14T00:00:00</dc:date>
              <text:p text:style-name="P3"><text:span text:style-name="T2">Висота коника над умовною точкою перетину шиферу бічною стіною</text:span></text:p>
            </office:annotation>
            <text:p>3,30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Шифер</text:p>
          </table:table-cell>
          <table:table-cell table:style-name="ce6" office:value-type="string" calcext:value-type="string">
            <text:p>Висота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Ширина листа, м</text:p>
          </table:table-cell>
          <table:table-cell table:style-name="ce11" office:value-type="float" office:value="1.13" calcext:value-type="float">
            <text:p>1,13</text:p>
          </table:table-cell>
          <table:table-cell table:style-name="ce10"/>
          <table:table-cell table:number-columns-repeated="1020"/>
        </table:table-row>
        <table:table-row table:style-name="ro1">
          <table:covered-table-cell/>
          <table:table-cell table:style-name="ce6" office:value-type="string" calcext:value-type="string">
            <text:p>Напуск по вертикалі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Результат розрахунку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Найменша сторона будинку, м</text:p>
          </table:table-cell>
          <table:table-cell table:style-name="ce12" table:formula="of:=MIN([.C2];[.C3])" office:value-type="float" office:value="10" calcext:value-type="float">
            <text:p>10,0</text:p>
          </table:table-cell>
          <table:table-cell table:style-name="ce12"/>
          <table:table-cell table:style-name="ce15" table:number-columns-repeated="1020"/>
        </table:table-row>
        <table:table-row table:style-name="ro1">
          <table:table-cell/>
          <table:table-cell table:style-name="ce6" office:value-type="string" calcext:value-type="string">
            <text:p>Довжина ската, м</text:p>
          </table:table-cell>
          <table:table-cell table:style-name="ce11" table:formula="of:=(1+2*[.C4]/[.C10])*SQRT([.C5]*[.C5]+[.C10]*[.C10]/4)" office:value-type="float" office:value="6.94935853154807" calcext:value-type="float">
            <text:p>6,95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Кут ската, грд</text:p>
          </table:table-cell>
          <table:table-cell table:style-name="ce10" table:formula="of:=DEGREES(ATAN(2*[.C5]/[.C10]))" office:value-type="float" office:value="33.4248111826038" calcext:value-type="float">
            <text:p>33,4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Кількість цілих листів</text:p>
          </table:table-cell>
          <table:table-cell table:style-name="ce10" table:formula="of:=IF([.F13]&lt;[.C8];[.E13]-1;[.E13])" office:value-type="float" office:value="4" calcext:value-type="float">
            <text:p>4,0</text:p>
          </table:table-cell>
          <table:table-cell table:style-name="ce11" table:formula="of:=[.C11]/([.C6]-[.C8])" office:value-type="float" office:value="4.3983281845241" calcext:value-type="float">
            <text:p>4,40</text:p>
          </table:table-cell>
          <table:table-cell table:style-name="ce13" table:formula="of:=TRUNC([.D13])" office:value-type="float" office:value="4" calcext:value-type="float">
            <text:p>4</text:p>
          </table:table-cell>
          <table:table-cell table:style-name="ce11" table:formula="of:=([.D13]-[.E13])*([.C6]-[.C8])" office:value-type="float" office:value="0.629358531548074" calcext:value-type="float">
            <text:p>0,6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підрізаних листів</text:p>
          </table:table-cell>
          <table:table-cell table:style-name="ce10" table:formula="of:=IF([.F13]=[.C8];0;1)" office:value-type="float" office:value="1" calcext:value-type="float">
            <text:p>1,0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IF([.F13]&lt;[.C8];[.C8]-[.F13];IF([.F13]=[.C8];0;[.C6]-[.F13]))" office:value-type="float" office:value="1.12064146845193" calcext:value-type="float">
            <text:p>1,12</text:p>
          </table:table-cell>
          <table:table-cell table:style-name="ce10"/>
          <table:table-cell table:number-columns-repeated="1020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По висоті</text:p>
          </table:table-cell>
          <table:table-cell table:style-name="ce9" office:value-type="string" calcext:value-type="string">
            <text:p>По ширині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9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листа, м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напуску, м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Розмір підрізу, м</text:p>
          </table:table-cell>
          <table:table-cell table:style-name="ce11" table:formula="of:=[.C18]/2" office:value-type="float" office:value="0.875" calcext:value-type="float">
            <text:p>0,88</text:p>
          </table:table-cell>
          <table:table-cell table:style-name="ce11" table:formula="of:=[.D18]/2" office:value-type="float" office:value="0.565" calcext:value-type="float">
            <text:p>0,57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листів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Кількість підрізаних листів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Загальний розмір, м</text:p>
          </table:table-cell>
          <table:table-cell table:style-name="ce11" table:formula="of:=[.C18]*[.C21]-[.C19]*([.C21]-1)-[.C20]*[.C22]" office:value-type="float" office:value="8.07" calcext:value-type="float">
            <text:p>8,07</text:p>
          </table:table-cell>
          <table:table-cell table:style-name="ce11" table:formula="of:=[.D18]*[.D21]-[.D19]*([.D21]-1)-[.D20]*[.D22]" office:value-type="float" office:value="11.63" calcext:value-type="float">
            <text:p>11,6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/>
          <table:table-cell table:style-name="ce20"/>
          <table:table-cell table:style-name="ce27" table:number-columns-repeated="2"/>
          <table:table-cell table:number-columns-repeated="1020"/>
        </table:table-row>
        <table:table-row table:style-name="ro1">
          <table:table-cell/>
          <table:table-cell table:style-name="ce6"/>
          <table:table-cell table:style-name="ce10" table:number-columns-repeated="2"/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3:59:51.20023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2-15T21:51:37.358706647</dc:date>
    <dc:creator>Віталій Євтушенко</dc:creator>
    <meta:editing-duration>P1DT17H48M20S</meta:editing-duration>
    <meta:editing-cycles>35</meta:editing-cycles>
    <meta:document-statistic meta:table-count="1" meta:cell-count="53" meta:object-count="2"/>
  </office:meta>
</office:document-meta>
</file>

<file path=Object 1/content.xml><?xml version="1.0" encoding="utf-8"?>
<math xmlns="http://www.w3.org/1998/Math/MathML" display="block"/>
</file>